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eBeanUtilsBean.LocaleBeanUtils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BeanUtilsBean.convert( Class type , int index , Object value , String pattern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">
            <text:p text:style-name="Table_20_Contents">2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Descriptor.setKe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BeanUtilsBean.getDefaul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setPropName( String pro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BeanUtilsBean.getSimpleProperty( Object bean , String nam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ocaleBeanUtilsBean.setProperty( Object bean , String name , Object value , String pattern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Descripto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BeanUtilsBean.getMappedProperty( Object bean , String name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BeanUtilsBean.getIndexedProperty( Object bean , String name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BeanUtilsBean.definePropertyType( Object target , String name , String prop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Descriptor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setTarget(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BeanUtilsBean.getIndexedProperty( Object bea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getProp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Descriptor( Object target , String name , String propName , String key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aleBeanUtilsBean.getNestedProperty( Object bea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BeanUtilsBean.getIndexedProperty( Object bean , String name , int index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scriptor.setIndex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BeanUtilsBean.getProperty( Object bea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BeanUtilsBean.calculate( Object bean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ocaleBeanUtilsBean.LocaleBeanUtilsBean( LocaleConvertUtilsBean localeConvertUti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BeanUtilsBean.setInstance( LocaleBeanUtilsBean new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BeanUtilsBean.getNestedProperty( Object bean , String nam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eBeanUtilsBean.LocaleBeanUtilsBean( LocaleConvertUtilsBean localeConvertUtils , ConvertUtilsBean convertUtilsBean , PropertyUtilsBean propertyUtils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eBeanUtilsBean.getMappedPropertyLocale( Object bean , String nam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eBeanUtilsBean.getSimpleProperty( Object bea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BeanUtilsBean.setProperty( Object bean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BeanUtilsBean.getApplyLoc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BeanUtilsBean.setDefaul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BeanUtilsBean.getLocaleConvert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BeanUtilsBean.getMappedProperty( Object bean , String name , String key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eBeanUtilsBean.getMappedProperty( Object bea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BeanUtilsBean.invokeSetter( Object target , String propName , String key , int index , Object new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ocaleBeanUtilsBean.getProperty( Object bean , String nam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BeanUtilsBean.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BeanUtilsBean.convert( Class type , int index , Object valu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LocaleBeanUtilsBean.setApplyLocalized( boolean newApplyLocaliz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BeanUtilsBean.getIndexedProperty( Object bean , String nam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eBeanUtilsBean.getLocaleBeanUtils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